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3" style:family="text">
      <style:text-properties fo:color="#000000" loext:opacity="100%" style:font-name="OpenSans" fo:font-size="10pt" fo:font-style="normal" fo:font-weight="normal" officeooo:rsid="0018ac29" style:font-size-asian="10pt" style:font-style-asian="normal" style:font-weight-asian="normal"/>
    </style:style>
    <style:style style:name="T4" style:family="text">
      <style:text-properties fo:color="#000000" loext:opacity="100%" style:font-name="OpenSans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000000" loext:opacity="100%" style:font-name="OpenSans" fo:font-size="18pt" fo:font-style="normal" fo:font-weight="normal" style:font-size-asian="18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5"><text:span text:style-name="T5">El lobo</text:span></text:p>
      <text:p text:style-name="Standard" loext:marker-style-name="T1"><text:span text:style-name="T1">Las dos especies que se conocen son: el lobo gris, que vive en Europa, Norteamérica y Asia, y el lobo rojo, que sólo se encuentra en Texas y en el sureste de Estados Unidos. La coloración del pelaje suele ser rojo-amarillenta o gris-amarillenta, con manchas negras por el dorso y blancas por el pecho y la zona ventral; sin embargo, los individuos que habitan en el norte pueden ser blancos por completo.</text:span></text:p>
      <text:p text:style-name="Standard" loext:marker-style-name="T1"><text:span text:style-name="T1">El lobo rojo es algo más pequeño que el lobo gris y su coloración es más oscura. Todos los lobos se caracterizan por tener dientes muy poderosos, cola peluda y pupilas redondas. Es un animal muy sociable; forma grupos familiares y suele cazar en manada, sobre todo en invierno. Si el alimento es</text:span></text:p>
      <text:p text:style-name="P1" loext:marker-style-name="T4"><text:span text:style-name="T1">escaso el lobo también se alimenta de carroña.</text:span></text:p>
      <text:p text:style-name="Standard" loext:marker-style-name="T1"><text:span text:style-name="T1"/></text:p>
      <text:p text:style-name="Standard" loext:marker-style-name="T1"><text:span text:style-name="T1">El lobo emite un aullido muy característico que es más fácil de apreciar </text:span><text:span text:style-name="T2">durante el apareamiento en invierno.</text:span></text:p>
      <text:p text:style-name="Standard" loext:marker-style-name="T1"><text:span text:style-name="T2"/></text:p>
      <text:p text:style-name="Standard" loext:marker-style-name="T1"><text:span text:style-name="T3">A</text:span><text:span text:style-name="T1">unque los lobos son todavía abundantes en el este de Europa y en Asia, en Europa occidental las poblaciones están más aisladas y en Norteamérica su </text:span><text:span text:style-name="T2">número se ha reducido mucho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07:27.301000000</dc:date>
    <meta:editing-duration>PT7M8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184" meta:character-count="1039" meta:non-whitespace-character-count="860"/>
  </office:meta>
</office:document-meta>
</file>